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15ED9A5C27500E95A68.png" manifest:media-type="image/png"/>
  <manifest:file-entry manifest:full-path="Pictures/20000018000024DE0000240EB7D2B4BECEA298C7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3cm, 0.907cm, 0.803cm, 0.68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6cm" svg:height="7.936cm" svg:x="6.715cm" svg:y="9.89cm">
          <draw:image xlink:href="Pictures/20000018000024DE0000240EB7D2B4BECEA298C7.svm" xlink:type="simple" xlink:show="embed" xlink:actuate="onLoad" draw:mime-type="image/x-svm">
            <text:p/>
          </draw:image>
          <draw:image xlink:href="Pictures/10000001000001660000015ED9A5C27500E95A6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0T14:46:37.866000000</dc:date>
    <meta:editing-duration>PT3H27M29S</meta:editing-duration>
    <meta:editing-cycles>1</meta:editing-cycles>
    <meta:document-statistic meta:object-count="1"/>
    <meta:generator>LibreOffice/7.2.5.2$Windows_X86_64 LibreOffice_project/499f9727c189e6ef3471021d6132d4c694f357e5</meta:generator>
  </office:meta>
</office:document-meta>
</file>